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def" officeooo:paragraph-rsid="00123def"/>
    </style:style>
    <style:style style:name="P2" style:family="paragraph" style:parent-style-name="Standard">
      <style:text-properties officeooo:paragraph-rsid="00123def"/>
    </style:style>
    <style:style style:name="P3" style:family="paragraph" style:parent-style-name="Standard">
      <style:text-properties officeooo:rsid="00125dc9" officeooo:paragraph-rsid="00125dc9"/>
    </style:style>
    <style:style style:name="P4" style:family="paragraph" style:parent-style-name="Standard">
      <style:text-properties officeooo:rsid="00123def" officeooo:paragraph-rsid="00123def"/>
    </style:style>
    <style:style style:name="P5" style:family="paragraph" style:parent-style-name="Standard">
      <style:text-properties officeooo:paragraph-rsid="00123def"/>
    </style:style>
    <style:style style:name="T1" style:family="text">
      <style:text-properties officeooo:rsid="00123def"/>
    </style:style>
    <style:style style:name="T2" style:family="text">
      <style:text-properties fo:color="#c9211e" fo:background-color="#ffff00" loext:char-shading-value="0"/>
    </style:style>
    <style:style style:name="T3" style:family="text">
      <style:text-properties fo:color="#c9211e" officeooo:rsid="00123def" fo:background-color="#ffff00" loext:char-shading-value="0"/>
    </style:style>
    <style:style style:name="T4" style:family="text">
      <style:text-properties officeooo:rsid="0013ac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 - fallo léxico porque falta el ;</text:p>
      <text:p text:style-name="P2"><text:span text:style-name="T1">5. - fallo </text:span><text:span text:style-name="T4">léxico</text:span><text:span text:style-name="T1"> porque no declara bien el entero </text:span><text:span text:style-name="T3">E</text:span><text:span text:style-name="T1">nt ent4;</text:span></text:p>
      <text:p text:style-name="P2"><text:span text:style-name="T1">9.- fallo </text:span><text:span text:style-name="T4">semántico</text:span><text:span text:style-name="T1">, no se puede sumar un número entero y un valor alfanumérico</text:span></text:p>
      <text:p text:style-name="P1">10.- fallo sintáctico porque antes no hemos declarado bien el entero 4</text:p>
      <text:p text:style-name="P2"><text:span text:style-name="T1">11.- fallo </text:span><text:span text:style-name="T4">semántico</text:span><text:span text:style-name="T1"> puesto que no hemos declarado el entero 5</text:span></text:p>
      <text:p text:style-name="P1">12.- fallo sintáctico puesto que no se puede igualar un valor alfanumérico a un número</text:p>
      <text:p text:style-name="P2"><text:span text:style-name="T1">15.- fallo </text:span><text:span text:style-name="T4">sintáctico</text:span><text:span text:style-name="T1"> porque si lo que quieres es convertir la variable alfanumérica a un entero <text:s text:c="7"/><text:tab/>es :a</text:span>lf1 &lt;= ent</text:p>
      <text:p text:style-name="P3">17.- <text:span text:style-name="T4">fallo sintáctico</text:span> si quieres imprimir tierra, va entrecomillad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21:00:42.278596835</meta:creation-date>
    <dc:date>2023-10-02T21:23:22.141657239</dc:date>
    <meta:editing-duration>PT11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01" meta:character-count="579" meta:non-whitespace-character-count="478"/>
  </office:meta>
</office:document-meta>
</file>